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l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i>'</mi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o fence="true" stretchy="false">(</mo>
                <mrow>
                  <mrow>
                    <munder>
                      <mi>lim</mi>
                      <mrow>
                        <mi>h</mi>
                        <mo stretchy="false">→</mo>
                        <mn>0</mn>
                      </mrow>
                    </munder>
                    <mfrac>
                      <mrow>
                        <msup>
                          <mi>x</mi>
                          <mi>h</mi>
                        </msup>
                        <mo stretchy="false">−</mo>
                        <mn>1</mn>
                      </mrow>
                      <mi>h</mi>
                    </mfrac>
                  </mrow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o fence="true" stretchy="false">(</mo>
                <mrow>
                  <mrow>
                    <munder>
                      <mi>lim</mi>
                      <mrow>
                        <mi>h</mi>
                        <mo stretchy="false">→</mo>
                        <mn>0</mn>
                      </mrow>
                    </munder>
                    <mrow>
                      <mfrac>
                        <msup>
                          <mi>x</mi>
                          <mi>h</mi>
                        </msup>
                        <mi>h</mi>
                      </mfrac>
                      <mo stretchy="false">−</mo>
                      <mfrac>
                        <mn>1</mn>
                        <mi>h</mi>
                      </mfrac>
                    </mrow>
                  </mrow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i mathvariant="italic">Se</mi>
            <mi mathvariant="italic">deriva</mi>
            <mi mathvariant="italic">con</mi>
            <mi mathvariant="italic">respecto</mi>
            <mi>a</mi>
            <mi>'</mi>
            <mi>x</mi>
            <mi>'</mi>
            <mi>y</mi>
            <mi mathvariant="italic">se</mi>
            <mi mathvariant="italic">mantiene</mi>
            <mi>'</mi>
            <mi>h</mi>
            <mi>'</mi>
            <mi mathvariant="italic">constante</mi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n>1</mn>
                  <mi>h</mi>
                </mfrac>
              </mrow>
              <mo stretchy="false">∗</mo>
              <mi>h</mi>
              <mo stretchy="false">∗</mo>
              <msup>
                <mi>x</mi>
                <mrow>
                  <mi>h</mi>
                  <mo stretchy="false">−</mo>
                  <mn>1</mn>
                </mrow>
              </msup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sup>
                <mi>x</mi>
                <mrow>
                  <mi>h</mi>
                  <mo stretchy="false">−</mo>
                  <mn>1</mn>
                </mrow>
              </msup>
            </mrow>
          </mrow>
        </mtd>
      </mtr>
      <mtr>
        <mtd>
          <mrow/>
        </mtd>
      </mtr>
      <mtr>
        <mtd>
          <mrow>
            <mspace width="0.5em"/>
            <mo stretchy="false">=</mo>
            <msup>
              <mi>x</mi>
              <mrow>
                <mn>0</mn>
                <mo stretchy="false">−</mo>
                <mn>1</mn>
              </mrow>
            </msup>
          </mrow>
        </mtd>
      </mtr>
      <mtr>
        <mtd>
          <mrow/>
        </mtd>
      </mtr>
      <mtr>
        <mtd>
          <mrow>
            <mspace width="0.5em"/>
            <mo stretchy="false">=</mo>
            <msup>
              <mi>x</mi>
              <mrow>
                <mo stretchy="false">−</mo>
                <mn>1</mn>
              </mrow>
            </msup>
          </mrow>
        </mtd>
      </mtr>
      <mtr>
        <mtd>
          <mrow/>
        </mtd>
      </mtr>
      <mtr>
        <mtd>
          <mrow>
            <mspace width="0.5em"/>
            <mo stretchy="false">=</mo>
            <mfrac>
              <mn>1</mn>
              <mi>x</mi>
            </mfrac>
          </mrow>
        </mtd>
      </mtr>
    </mtable>
    <annotation encoding="StarMath 5.0">(ln( x ))'
newline
newline
`=( lim from {h rightarrow 0}{{x^h - 1} over h})'
newline
newline
`=( lim from {h rightarrow 0}{x^h over h - 1 over h})'
newline
newline
Se deriva con respecto a 'x' y se mantiene 'h' constante
newline
newline
`= lim from {h rightarrow 0}{1 over h}*{h*x^{h-1}}
newline
newline
`= lim from {h rightarrow 0}x^{h-1}
newline
newline
`= x^{0-1}
newline
newline
`= x^{-1}
newline
newline
`= 1 over 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08:53:43.366204466</meta:creation-date>
    <dc:date>2016-04-02T08:58:51.316891551</dc:date>
    <meta:editing-duration>PT5M7S</meta:editing-duration>
    <meta:editing-cycles>2</meta:editing-cycles>
    <meta:generator>LibreOffice/5.0.5.2$Linux_X86_64 LibreOffice_project/00$Build-2</meta:generator>
  </office:meta>
</office:document-meta>
</file>